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imathoptions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5368in" fo:margin-left="0.1813in" fo:margin-top="0in" fo:margin-bottom="0.0194in" table:align="left"/>
    </style:style>
    <style:style style:name="Table1.A" style:family="table-column">
      <style:table-column-properties style:column-width="2.7604in"/>
    </style:style>
    <style:style style:name="Table1.B" style:family="table-column">
      <style:table-column-properties style:column-width="0.8646in"/>
    </style:style>
    <style:style style:name="Table1.D" style:family="table-column">
      <style:table-column-properties style:column-width="0.9792in"/>
    </style:style>
    <style:style style:name="Table1.E" style:family="table-column">
      <style:table-column-properties style:column-width="1.0681in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-left="0.0396in" fo:padding-right="0.0396in" fo:padding-top="0.0396in" fo:padding-bottom="0.0278in" fo:border-left="0.05pt solid #000000" fo:border-right="none" fo:border-top="0.05pt solid #000000" fo:border-bottom="0.05pt solid #000000"/>
    </style:style>
    <style:style style:name="Table1.B1" style:family="table-cell">
      <style:table-cell-properties fo:padding-left="0.0396in" fo:padding-right="0.0396in" fo:padding-top="0.0396in" fo:padding-bottom="0.0278in" fo:border-left="none" fo:border-right="none" fo:border-top="0.05pt solid #000000" fo:border-bottom="0.05pt solid #000000"/>
    </style:style>
    <style:style style:name="Table1.E1" style:family="table-cell">
      <style:table-cell-properties fo:padding-left="0.0396in" fo:padding-right="0.0396in" fo:padding-top="0.0396in" fo:padding-bottom="0.0278in" fo:border-left="none" fo:border-right="0.05pt solid #000000" fo:border-top="0.05pt solid #000000" fo:border-bottom="0.05pt solid #000000"/>
    </style:style>
    <style:style style:name="Table1.2" style:family="table-row">
      <style:table-row-properties style:row-height="0.3542in" fo:keep-together="always"/>
    </style:style>
    <style:style style:name="Table1.A2" style:family="table-cell">
      <style:table-cell-properties style:vertical-align="middle" fo:padding-left="0.0396in" fo:padding-right="0.0396in" fo:padding-top="0.0396in" fo:padding-bottom="0.0278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-left="0.0396in" fo:padding-right="0.0396in" fo:padding-top="0.0396in" fo:padding-bottom="0.0278in" fo:border-left="none" fo:border-right="none" fo:border-top="none" fo:border-bottom="0.05pt solid #000000"/>
    </style:style>
    <style:style style:name="Table1.D2" style:family="table-cell" style:data-style-name="N121">
      <style:table-cell-properties style:vertical-align="middle" fo:padding-left="0.0396in" fo:padding-right="0.0396in" fo:padding-top="0.0396in" fo:padding-bottom="0.0278in" fo:border-left="none" fo:border-right="none" fo:border-top="none" fo:border-bottom="0.05pt solid #000000"/>
    </style:style>
    <style:style style:name="Table1.E2" style:family="table-cell" style:data-style-name="N121">
      <style:table-cell-properties style:vertical-align="middle" fo:padding-left="0.0396in" fo:padding-right="0.0396in" fo:padding-top="0.0396in" fo:padding-bottom="0.0278in" fo:border-left="none" fo:border-right="0.05pt solid #000000" fo:border-top="none" fo:border-bottom="none"/>
    </style:style>
    <style:style style:name="P1" style:family="paragraph" style:parent-style-name="Standard">
      <style:text-properties officeooo:paragraph-rsid="0014babd"/>
    </style:style>
    <style:style style:name="P2" style:family="paragraph" style:parent-style-name="Table_20_Contents">
      <style:paragraph-properties fo:text-align="center" style:justify-single-word="false"/>
      <style:text-properties fo:font-size="9pt" officeooo:rsid="0015823d" officeooo:paragraph-rsid="0015823d" style:font-size-asian="10.5pt"/>
    </style:style>
    <style:style style:name="P3" style:family="paragraph" style:parent-style-name="Table_20_Contents">
      <style:paragraph-properties fo:text-align="center" style:justify-single-word="false"/>
      <style:text-properties fo:font-size="9pt" officeooo:rsid="00169338" officeooo:paragraph-rsid="00169338" style:font-size-asian="10.5pt"/>
    </style:style>
    <style:style style:name="P4" style:family="paragraph" style:parent-style-name="Table_20_Contents">
      <style:paragraph-properties fo:text-align="center" style:justify-single-word="false"/>
      <style:text-properties fo:font-size="9pt" officeooo:rsid="001822ef" officeooo:paragraph-rsid="001822ef" style:font-size-asian="10.5pt"/>
    </style:style>
    <style:style style:name="P5" style:family="paragraph" style:parent-style-name="Table_20_Contents">
      <style:paragraph-properties fo:text-align="center" style:justify-single-word="false"/>
      <style:text-properties fo:font-size="9pt" officeooo:rsid="0015823d" officeooo:paragraph-rsid="0015823d" style:font-size-asian="10.5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font-size="9pt" fo:font-weight="bold" officeooo:rsid="0015823d" officeooo:paragraph-rsid="0015823d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9pt" officeooo:rsid="00169338" officeooo:paragraph-rsid="00169338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officeooo:paragraph-rsid="0014babd"/>
    </style:style>
    <style:style style:name="P9" style:family="paragraph" style:parent-style-name="Table_20_Contents">
      <style:paragraph-properties fo:text-align="center" style:justify-single-word="false"/>
      <style:text-properties officeooo:rsid="09a9d5f7" officeooo:paragraph-rsid="0014bab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fo:font-style="normal" fo:font-weight="normal" officeooo:rsid="07e75d57" officeooo:paragraph-rsid="0015823d" style:font-size-asian="10.5pt" style:font-style-asian="normal" style:font-weight-asian="normal" style:font-size-complex="9pt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8f0079b" officeooo:paragraph-rsid="0014bab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paragraph-rsid="0014bab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169338" officeooo:paragraph-rsid="00169338" style:font-weight-asian="bold" style:font-weight-complex="bold"/>
    </style:style>
    <style:style style:name="P14" style:family="paragraph" style:parent-style-name="Table_20_Heading">
      <style:text-properties officeooo:paragraph-rsid="0014babd"/>
    </style:style>
    <style:style style:name="P15" style:family="paragraph" style:parent-style-name="Table_20_Heading">
      <style:text-properties fo:font-size="9pt" fo:font-weight="bold" officeooo:rsid="0015823d" officeooo:paragraph-rsid="0015823d" style:font-size-asian="10.5pt" style:font-weight-asian="bold" style:font-weight-complex="bold"/>
    </style:style>
    <style:style style:name="P16" style:family="paragraph" style:parent-style-name="Table_20_Heading">
      <style:paragraph-properties fo:text-align="center" style:justify-single-word="false"/>
      <style:text-properties fo:font-size="9pt" fo:font-weight="bold" officeooo:rsid="00169338" officeooo:paragraph-rsid="00169338" style:font-size-asian="10.5pt" style:font-weight-asian="bold" style:font-weight-complex="bold"/>
    </style:style>
    <style:style style:name="P17" style:family="paragraph" style:parent-style-name="Table_20_Heading">
      <style:paragraph-properties fo:text-align="center" style:justify-single-word="false"/>
      <style:text-properties officeooo:rsid="08f0079b" officeooo:paragraph-rsid="0014babd"/>
    </style:style>
    <style:style style:name="P18" style:family="paragraph" style:parent-style-name="Table_20_Heading">
      <style:paragraph-properties fo:text-align="center" style:justify-single-word="false"/>
      <style:text-properties officeooo:rsid="050354b7" officeooo:paragraph-rsid="0014babd"/>
    </style:style>
    <style:style style:name="T1" style:family="text">
      <style:text-properties officeooo:rsid="001a5f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P14">Item</text:p>
            </table:table-cell>
            <table:table-cell table:style-name="Table1.B1" office:value-type="string">
              <text:p text:style-name="P15">A</text:p>
            </table:table-cell>
            <table:table-cell table:style-name="Table1.B1" office:value-type="string">
              <text:p text:style-name="P15">B</text:p>
            </table:table-cell>
            <table:table-cell table:style-name="Table1.B1" office:value-type="string">
              <text:p text:style-name="P15">A x B</text:p>
            </table:table-cell>
            <table:table-cell table:style-name="Table1.E1" office:value-type="string">
              <text:p text:style-name="P15">Running Su<text:span text:style-name="T1">m</text:span>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2">E</text:p>
          </table:table-cell>
          <table:table-cell table:style-name="Table1.B2" office:value-type="string">
            <text:p text:style-name="P3">4</text:p>
          </table:table-cell>
          <table:table-cell table:style-name="Table1.B2" office:value-type="string">
            <text:p text:style-name="P4">1</text:p>
          </table:table-cell>
          <table:table-cell table:style-name="Table1.D2" table:formula="ooow:&lt;B2&gt;*&lt;C2&gt;" office:value-type="float" office:value="4">
            <text:p text:style-name="P8">4.0</text:p>
          </table:table-cell>
          <table:table-cell table:style-name="Table1.E2" table:formula="ooow:&lt;?&gt;+&lt;D2&gt;" office:value-type="float" office:value="1.7976931348623157E+308">
            <text:p text:style-name="P9">179769313486232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style:shadow="none" text:number-lines="false" text:line-number="0" style:writing-mode="lr-tb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 number:title="User-defined">
      <number:number number:decimal-places="1" number:min-decimal-places="1" number:min-integer-digits="1"/>
    </number:number-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Declan Walsh</meta:initial-creator>
    <meta:creation-date>2020-12-15T17:45:25.315000000</meta:creation-date>
    <dc:date>2021-01-07T12:09:02.106068176</dc:date>
    <meta:editing-duration>PT6M23S</meta:editing-duration>
    <meta:editing-cycles>9</meta:editing-cycles>
    <meta:generator>LibreOfficeDev/7.2.0.0.alpha0$Linux_X86_64 LibreOffice_project/be26e08aa58b5d0b756d3257753ddde301ea1252</meta:generator>
    <meta:document-statistic meta:table-count="1" meta:image-count="0" meta:object-count="0" meta:page-count="1" meta:paragraph-count="10" meta:word-count="13" meta:character-count="339" meta:non-whitespace-character-count="336"/>
  </office:meta>
</office:document-meta>
</file>